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map style:condition="cell-content()=1" style:apply-style-name="noir" style:base-cell-address="Feuille1.A1"/>
    </style:style>
    <style:style style:name="ce4" style:family="table-cell" style:parent-style-name="Default">
      <style:map style:condition="cell-content()=1" style:apply-style-name="noir" style:base-cell-address="Feuille1.A1"/>
      <style:map style:condition="cell-content()=2" style:apply-style-name="rouge" style:base-cell-address="Feuille1.A1"/>
      <style:map style:condition="cell-content()=3" style:apply-style-name="jaune" style:base-cell-address="Feuille1.A1"/>
      <style:map style:condition="cell-content()=4" style:apply-style-name="bleu" style:base-cell-address="Feuille1.A1"/>
      <style:map style:condition="cell-content()=5" style:apply-style-name="vert" style:base-cell-address="Feuille1.A1"/>
      <style:map style:condition="cell-content()=6" style:apply-style-name="violet" style:base-cell-address="Feuille1.A1"/>
      <style:map style:condition="cell-content()=7" style:apply-style-name="rose" style:base-cell-address="Feuille1.A1"/>
      <style:map style:condition="cell-content()=8" style:apply-style-name="marron" style:base-cell-address="Feuille1.A1"/>
      <style:map style:condition="cell-content()=9" style:apply-style-name="cyan" style:base-cell-address="Feuille1.A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37" table:default-cell-style-name="ce6"/>
        <table:table-column table:style-name="co1" table:number-columns-repeated="436" table:default-cell-style-name="ce4"/>
        <table:table-column table:style-name="co1" table:number-columns-repeated="15682" table:default-cell-style-name="Default"/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9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9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9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7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7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9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67" office:value-type="float" office:value="3" calcext:value-type="float">
            <text:p>3</text:p>
          </table:table-cell>
          <table:table-cell table:number-columns-repeated="16118"/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2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2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82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 table:number-rows-repeated="50">
          <table:table-cell table:style-name="ce4" table:number-columns-repeated="237"/>
          <table:table-cell table:number-columns-repeated="16118"/>
        </table:table-row>
        <table:table-row table:style-name="ro2">
          <table:table-cell table:style-name="ce4" table:number-columns-repeated="237"/>
          <table:table-cell table:number-columns-repeated="16118"/>
        </table:table-row>
        <calcext:conditional-formats>
          <calcext:conditional-format calcext:target-range-address="Feuille1.ID56:Feuille1.IE69 Feuille1.GD34:Feuille1.GJ38 Feuille1.A9:Feuille1.Y38 Feuille1.AT31:Feuille1.BU33 Feuille1.A1:Feuille1.IC4 Feuille1.A39:Feuille1.IC69 Feuille1.Z9:Feuille1.AS33 Feuille1.GK36:Feuille1.IC38 Feuille1.BV31:Feuille1.EB32 Feuille1.AT23:Feuille1.EB30 Feuille1.GD33:Feuille1.GL33 Feuille1.EC23:Feuille1.ER32 Feuille1.ES23:Feuille1.FA31 Feuille1.FB29:Feuille1.FU31 Feuille1.ES32:Feuille1.FU32 Feuille1.FB23:Feuille1.FV28 Feuille1.GK34:Feuille1.GL35 Feuille1.GW20:Feuille1.IC29 Feuille1.GT19:Feuille1.GV24 Feuille1.FW25:Feuille1.GV26 Feuille1.GY14:Feuille1.IC15 Feuille1.GS11:Feuille1.IC13 Feuille1.FW23:Feuille1.GI24 Feuille1.GP22:Feuille1.GS23 Feuille1.GJ22:Feuille1.GO23 Feuille1.GS14:Feuille1.GS21 Feuille1.GJ18:Feuille1.GL23 Feuille1.GO11:Feuille1.GR21 Feuille1.GF9:Feuille1.GI19 Feuille1.GN11:Feuille1.GN11 Feuille1.GM18:Feuille1.GN21 Feuille1.GJ9:Feuille1.GQ9 Feuille1.GJ16:Feuille1.GN17 Feuille1.GN12:Feuille1.GN15 Feuille1.GQ5:Feuille1.IC6 Feuille1.GJ10:Feuille1.GM15 Feuille1.GD20:Feuille1.GI21 Feuille1.FV29:Feuille1.GG32 Feuille1.FW27:Feuille1.GG28 Feuille1.GM27:Feuille1.GV29 Feuille1.GH27:Feuille1.GL32 Feuille1.Z34:Feuille1.FX38 Feuille1.BV33:Feuille1.FX33 Feuille1.FY33:Feuille1.GC38 Feuille1.GJ24:Feuille1.GS24 Feuille1.GM30:Feuille1.IC35 Feuille1.AT9:Feuille1.GE21 Feuille1.A5:Feuille1.GP8 Feuille1.GN10:Feuille1.GQ10 Feuille1.GW19:Feuille1.GY19 Feuille1.GT14:Feuille1.GX18 Feuille1.GR7:Feuille1.IC10 Feuille1.GQ7:Feuille1.GQ8 Feuille1.GZ16:Feuille1.IC19 Feuille1.GY16:Feuille1.GY18 Feuille1.AT22:Feuille1.GI22">
            <calcext:condition calcext:apply-style-name="noir" calcext:value="=1" calcext:base-cell-address="Feuille1.A1"/>
          </calcext:conditional-format>
          <calcext:conditional-format calcext:target-range-address="Feuille1.GD34:Feuille1.GJ38 Feuille1.A9:Feuille1.Y38 Feuille1.AT31:Feuille1.BU33 Feuille1.A1:Feuille1.YW4 Feuille1.A39:Feuille1.YW120 Feuille1.Z9:Feuille1.AS33 Feuille1.GK36:Feuille1.YW38 Feuille1.BV31:Feuille1.EB32 Feuille1.AT23:Feuille1.EB30 Feuille1.GD33:Feuille1.GL33 Feuille1.EC23:Feuille1.ER32 Feuille1.ES23:Feuille1.FA31 Feuille1.FB29:Feuille1.FU31 Feuille1.ES32:Feuille1.FU32 Feuille1.FB23:Feuille1.FV28 Feuille1.GK34:Feuille1.GL35 Feuille1.GW20:Feuille1.YW29 Feuille1.GT19:Feuille1.GV24 Feuille1.FW25:Feuille1.GV26 Feuille1.GY14:Feuille1.YW15 Feuille1.GS11:Feuille1.YW13 Feuille1.FW23:Feuille1.GI24 Feuille1.GP22:Feuille1.GS23 Feuille1.GJ22:Feuille1.GO23 Feuille1.GS14:Feuille1.GS21 Feuille1.GJ18:Feuille1.GL23 Feuille1.GO11:Feuille1.GR21 Feuille1.GF9:Feuille1.GI19 Feuille1.GN11:Feuille1.GN11 Feuille1.GM18:Feuille1.GN21 Feuille1.GJ9:Feuille1.GQ9 Feuille1.GJ16:Feuille1.GN17 Feuille1.GN12:Feuille1.GN15 Feuille1.GQ5:Feuille1.YW6 Feuille1.GJ10:Feuille1.GM15 Feuille1.GD20:Feuille1.GI21 Feuille1.FV29:Feuille1.GG32 Feuille1.FW27:Feuille1.GG28 Feuille1.GM27:Feuille1.GV29 Feuille1.GH27:Feuille1.GL32 Feuille1.Z34:Feuille1.FX38 Feuille1.BV33:Feuille1.FX33 Feuille1.FY33:Feuille1.GC38 Feuille1.GJ24:Feuille1.GS24 Feuille1.GM30:Feuille1.YW35 Feuille1.AT9:Feuille1.GE21 Feuille1.A5:Feuille1.GP8 Feuille1.GN10:Feuille1.GQ10 Feuille1.GW19:Feuille1.GY19 Feuille1.GT14:Feuille1.GX18 Feuille1.GR7:Feuille1.YW10 Feuille1.GQ7:Feuille1.GQ8 Feuille1.GZ16:Feuille1.YW19 Feuille1.GY16:Feuille1.GY18 Feuille1.AT22:Feuille1.GI22">
            <calcext:condition calcext:apply-style-name="noir" calcext:value="=1" calcext:base-cell-address="Feuille1.A1"/>
            <calcext:condition calcext:apply-style-name="rouge" calcext:value="=2" calcext:base-cell-address="Feuille1.A1"/>
            <calcext:condition calcext:apply-style-name="jaune" calcext:value="=3" calcext:base-cell-address="Feuille1.A1"/>
            <calcext:condition calcext:apply-style-name="bleu" calcext:value="=4" calcext:base-cell-address="Feuille1.A1"/>
            <calcext:condition calcext:apply-style-name="vert" calcext:value="=5" calcext:base-cell-address="Feuille1.A1"/>
            <calcext:condition calcext:apply-style-name="violet" calcext:value="=6" calcext:base-cell-address="Feuille1.A1"/>
            <calcext:condition calcext:apply-style-name="rose" calcext:value="=7" calcext:base-cell-address="Feuille1.A1"/>
            <calcext:condition calcext:apply-style-name="marron" calcext:value="=8" calcext:base-cell-address="Feuille1.A1"/>
            <calcext:condition calcext:apply-style-name="cyan" calcext:value="=9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ir" style:family="table-cell" style:parent-style-name="Default">
      <style:table-cell-properties fo:background-color="#000000"/>
    </style:style>
    <style:style style:name="Sans_20_nom1" style:display-name="Sans nom1" style:family="table-cell" style:parent-style-name="Default">
      <style:table-cell-properties fo:background-color="#ff0000"/>
    </style:style>
    <style:style style:name="jaune" style:family="table-cell" style:parent-style-name="Default">
      <style:table-cell-properties fo:background-color="#ffff00"/>
    </style:style>
    <style:style style:name="bleu" style:family="table-cell" style:parent-style-name="Default">
      <style:table-cell-properties fo:background-color="#2a6099"/>
    </style:style>
    <style:style style:name="vert" style:family="table-cell" style:parent-style-name="Default">
      <style:table-cell-properties fo:background-color="#bbe33d"/>
    </style:style>
    <style:style style:name="violet" style:family="table-cell" style:parent-style-name="Default">
      <style:table-cell-properties fo:background-color="#800080"/>
    </style:style>
    <style:style style:name="rose" style:family="table-cell" style:parent-style-name="Default">
      <style:table-cell-properties fo:background-color="#ffa6a6"/>
    </style:style>
    <style:style style:name="marron" style:family="table-cell" style:parent-style-name="Default">
      <style:table-cell-properties fo:background-color="#813709"/>
    </style:style>
    <style:style style:name="cyan" style:family="table-cell" style:parent-style-name="Default">
      <style:table-cell-properties fo:background-color="#b4c7dc"/>
    </style:style>
    <style:style style:name="rouge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08:14:06.8322401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8:09.270923362</meta:creation-date>
    <dc:date>2023-09-21T10:10:07.149500240</dc:date>
    <meta:editing-duration>PT5H40S</meta:editing-duration>
    <meta:editing-cycles>47</meta:editing-cycles>
    <meta:generator>LibreOffice/7.5.5.2$Linux_X86_64 LibreOffice_project/50$Build-2</meta:generator>
    <meta:document-statistic meta:table-count="1" meta:cell-count="16353" meta:object-count="0"/>
  </office:meta>
</office:document-meta>
</file>